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85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0.682cm"/>
    </style:style>
    <style:style style:name="co8" style:family="table-column">
      <style:table-column-properties fo:break-before="auto" style:column-width="3.69cm"/>
    </style:style>
    <style:style style:name="co9" style:family="table-column">
      <style:table-column-properties fo:break-before="auto" style:column-width="5.72cm"/>
    </style:style>
    <style:style style:name="co10" style:family="table-column">
      <style:table-column-properties fo:break-before="auto" style:column-width="1.753cm"/>
    </style:style>
    <style:style style:name="co11" style:family="table-column">
      <style:table-column-properties fo:break-before="auto" style:column-width="1.42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1.39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79cm" fo:break-before="auto" style:use-optimal-row-height="false"/>
    </style:style>
    <style:style style:name="ta1" style:family="table" style:master-page-name="PageStyle_5f_byMont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4">
      <number:month number:style="long" number:textual="true"/>
    </number:date-style>
    <style:style style:name="ce1" style:family="table-cell" style:parent-style-name="Excel_20_Built-in_20_Normal" style:data-style-name="N119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数据透视表字段" style:data-style-name="N119">
      <style:table-cell-properties fo:background-color="#eeeeee" fo:border="0.002cm solid #000000"/>
    </style:style>
    <style:style style:name="ce3" style:family="table-cell" style:parent-style-name="Excel_20_Built-in_20_Normal" style:data-style-name="N119"/>
    <style:style style:name="ce4" style:family="table-cell" style:parent-style-name="Excel_20_Built-in_20_Normal">
      <style:table-cell-properties fo:background-color="#dddddd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数据透视表字段">
      <style:table-cell-properties fo:background-color="#eeeeee" fo:border="0.002cm solid #000000"/>
    </style:style>
    <style:style style:name="ce6" style:family="table-cell" style:parent-style-name="Excel_20_Built-in_20_Comma" style:data-style-name="N120">
      <style:table-cell-properties fo:background-color="#dddddd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Comma">
      <style:table-cell-properties fo:background-color="#dddddd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/>
    <style:style style:name="ce18" style:family="table-cell" style:parent-style-name="数据透视表字段">
      <style:table-cell-properties fo:background-color="#eeeeee" fo:border="0.002cm solid #000000"/>
      <style:text-properties fo:font-weight="bold" style:font-weight-asian="bold" style:font-weight-complex="bold"/>
    </style:style>
    <style:style style:name="ce19" style:family="table-cell" style:parent-style-name="数据透视表分类">
      <style:table-cell-properties fo:background-color="#eeeeee" fo:border="0.002cm solid #000000"/>
      <style:text-properties fo:font-weight="bold" style:font-weight-asian="bold" style:font-weight-complex="bold"/>
    </style:style>
    <style:style style:name="ce20" style:family="table-cell" style:parent-style-name="数据透视表分类">
      <style:table-cell-properties fo:background-color="#eeeeee" fo:border="0.002cm solid #000000"/>
    </style:style>
    <style:style style:name="ce21" style:family="table-cell" style:parent-style-name="数据透视表分类" style:data-style-name="N34">
      <style:table-cell-properties fo:background-color="#eeeee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数据透视表中的值">
      <style:table-cell-properties fo:border="0.002cm solid #000000"/>
    </style:style>
    <style:style style:name="ce23" style:family="table-cell" style:parent-style-name="数据透视表中的值" style:data-style-name="N117">
      <style:table-cell-properties fo:border="0.002cm solid #000000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ffffcc" fo:border="0.002cm solid #000000"/>
    </style:style>
    <style:style style:name="ce27" style:family="table-cell" style:parent-style-name="Default" style:data-style-name="N10">
      <style:table-cell-properties fo:border="0.002cm solid #000000"/>
    </style:style>
    <style:style style:name="ce28" style:family="table-cell" style:parent-style-name="Default" style:data-style-name="N10">
      <style:table-cell-properties fo:background-color="#ffcc00" fo:border="0.002cm solid #000000"/>
    </style:style>
    <style:style style:name="ce29" style:family="table-cell" style:parent-style-name="Default" style:data-style-name="N10">
      <style:table-cell-properties fo:background-color="#ff0000" fo:border="0.002cm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yMonth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>
            <text:p>年月份</text:p>
          </table:table-cell>
          <table:table-cell table:style-name="ce4" office:value-type="string">
            <text:p>业务伙伴</text:p>
          </table:table-cell>
          <table:table-cell table:style-name="ce4" office:value-type="string">
            <text:p>品名</text:p>
          </table:table-cell>
          <table:table-cell table:style-name="ce6" office:value-type="string" office:string-value="收货数量合">
            <text:p><text:s/>收货数量合 </text:p>
          </table:table-cell>
          <table:table-cell table:style-name="ce9" office:value-type="string" office:string-value="未税金额合">
            <text:p><text:s/>未税金额合 </text:p>
          </table:table-cell>
          <table:table-cell table:style-name="ce9" office:value-type="string" office:string-value="當月平均單價">
            <text:p><text:s/>當月平均單價 </text:p>
          </table:table-cell>
          <table:table-cell table:style-name="ce4" office:value-type="string">
            <text:p>筆數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60铝合金</text:p>
          </table:table-cell>
          <table:table-cell table:style-name="ce7" office:value-type="float" office:value="4000">
            <text:p><text:s/>4,000 </text:p>
          </table:table-cell>
          <table:table-cell table:style-name="ce10" office:value-type="float" office:value="46495.6">
            <text:p><text:s/>46,495.60 </text:p>
          </table:table-cell>
          <table:table-cell table:style-name="ce10" office:value-type="float" office:value="11.6239">
            <text:p><text:s/>11.62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60铝合金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58119.5">
            <text:p><text:s/>58,119.50 </text:p>
          </table:table-cell>
          <table:table-cell table:style-name="ce10" office:value-type="float" office:value="11.6239">
            <text:p><text:s/>11.62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60铝合金</text:p>
          </table:table-cell>
          <table:table-cell table:style-name="ce7" office:value-type="float" office:value="8000">
            <text:p><text:s/>8,000 </text:p>
          </table:table-cell>
          <table:table-cell table:style-name="ce10" office:value-type="float" office:value="91282.4">
            <text:p><text:s/>91,282.40 </text:p>
          </table:table-cell>
          <table:table-cell table:style-name="ce10" office:value-type="float" office:value="11.4103">
            <text:p><text:s/>11.41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80（铝合金）（黄色标识）</text:p>
          </table:table-cell>
          <table:table-cell table:style-name="ce7" office:value-type="float" office:value="10045">
            <text:p><text:s/>10,045 </text:p>
          </table:table-cell>
          <table:table-cell table:style-name="ce10" office:value-type="float" office:value="118479.77">
            <text:p><text:s/>118,479.77 </text:p>
          </table:table-cell>
          <table:table-cell table:style-name="ce10" office:value-type="float" office:value="11.7949">
            <text:p><text:s/>11.79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80（铝合金）（黄色标识）</text:p>
          </table:table-cell>
          <table:table-cell table:style-name="ce7" office:value-type="float" office:value="9955">
            <text:p><text:s/>9,955 </text:p>
          </table:table-cell>
          <table:table-cell table:style-name="ce10" office:value-type="float" office:value="117418.23">
            <text:p><text:s/>117,418.23 </text:p>
          </table:table-cell>
          <table:table-cell table:style-name="ce10" office:value-type="float" office:value="11.7949">
            <text:p><text:s/>11.79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413（铝合金）（绿色标识）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59188">
            <text:p><text:s/>59,188.00 </text:p>
          </table:table-cell>
          <table:table-cell table:style-name="ce10" office:value-type="float" office:value="11">
            <text:p><text:s/>11.00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413（铝合金）（绿色标识）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58333.5">
            <text:p><text:s/>58,333.50 </text:p>
          </table:table-cell>
          <table:table-cell table:style-name="ce10" office:value-type="float" office:value="11.6667">
            <text:p><text:s/>11.67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5176">
            <text:p><text:s/>15,176 </text:p>
          </table:table-cell>
          <table:table-cell table:style-name="ce10" office:value-type="float" office:value="167324.51">
            <text:p><text:s/>167,324.51 </text:p>
          </table:table-cell>
          <table:table-cell table:style-name="ce10" office:value-type="float" office:value="11.0256">
            <text:p><text:s/>11.03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4824">
            <text:p><text:s/>14,824 </text:p>
          </table:table-cell>
          <table:table-cell table:style-name="ce10" office:value-type="float" office:value="163443.49">
            <text:p><text:s/>163,443.49 </text:p>
          </table:table-cell>
          <table:table-cell table:style-name="ce10" office:value-type="float" office:value="11.0256">
            <text:p><text:s/>11.03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0000">
            <text:p><text:s/>10,000 </text:p>
          </table:table-cell>
          <table:table-cell table:style-name="ce10" office:value-type="float" office:value="116239">
            <text:p><text:s/>116,239.00 </text:p>
          </table:table-cell>
          <table:table-cell table:style-name="ce10" office:value-type="float" office:value="11">
            <text:p><text:s/>11.00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9660">
            <text:p><text:s/>9,660 </text:p>
          </table:table-cell>
          <table:table-cell table:style-name="ce10" office:value-type="float" office:value="113938.73">
            <text:p><text:s/>113,938.73 </text:p>
          </table:table-cell>
          <table:table-cell table:style-name="ce10" office:value-type="float" office:value="11.7949">
            <text:p><text:s/>11.79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8-01">
            <text:p>2016-08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0340">
            <text:p><text:s/>10,340 </text:p>
          </table:table-cell>
          <table:table-cell table:style-name="ce10" office:value-type="float" office:value="121959.27">
            <text:p><text:s/>121,959.27 </text:p>
          </table:table-cell>
          <table:table-cell table:style-name="ce10" office:value-type="float" office:value="11.7949">
            <text:p><text:s/>11.79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0000">
            <text:p><text:s/>10,000 </text:p>
          </table:table-cell>
          <table:table-cell table:style-name="ce10" office:value-type="float" office:value="109402">
            <text:p><text:s/>109,402.00 </text:p>
          </table:table-cell>
          <table:table-cell table:style-name="ce10" office:value-type="float" office:value="10">
            <text:p><text:s/>10.00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6806">
            <text:p><text:s/>6,806 </text:p>
          </table:table-cell>
          <table:table-cell table:style-name="ce10" office:value-type="float" office:value="82021.15">
            <text:p><text:s/>82,021.15 </text:p>
          </table:table-cell>
          <table:table-cell table:style-name="ce10" office:value-type="float" office:value="12.0513">
            <text:p><text:s/>12.05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74832.4">
            <text:p><text:s/>74,832 </text:p>
          </table:table-cell>
          <table:table-cell table:style-name="ce10" office:value-type="float" office:value="842298.7">
            <text:p><text:s/>842,298.70 </text:p>
          </table:table-cell>
          <table:table-cell table:style-name="ce10" office:value-type="float" office:value="11.2558">
            <text:p><text:s/>11.26 </text:p>
          </table:table-cell>
          <table:table-cell table:style-name="ce12" office:value-type="float" office:value="149">
            <text:p>14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2-01">
            <text:p>2016-02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20104.01">
            <text:p><text:s/>20,104 </text:p>
          </table:table-cell>
          <table:table-cell table:style-name="ce10" office:value-type="float" office:value="225560.97">
            <text:p><text:s/>225,560.97 </text:p>
          </table:table-cell>
          <table:table-cell table:style-name="ce10" office:value-type="float" office:value="11.2197">
            <text:p><text:s/>11.22 </text:p>
          </table:table-cell>
          <table:table-cell table:style-name="ce12" office:value-type="float" office:value="87">
            <text:p>8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65563.66">
            <text:p><text:s/>65,564 </text:p>
          </table:table-cell>
          <table:table-cell table:style-name="ce10" office:value-type="float" office:value="737696.13">
            <text:p><text:s/>737,696.13 </text:p>
          </table:table-cell>
          <table:table-cell table:style-name="ce10" office:value-type="float" office:value="11.2516">
            <text:p><text:s/>11.25 </text:p>
          </table:table-cell>
          <table:table-cell table:style-name="ce12" office:value-type="float" office:value="167">
            <text:p>16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57729.7">
            <text:p><text:s/>57,730 </text:p>
          </table:table-cell>
          <table:table-cell table:style-name="ce10" office:value-type="float" office:value="657363.15">
            <text:p><text:s/>657,363.15 </text:p>
          </table:table-cell>
          <table:table-cell table:style-name="ce10" office:value-type="float" office:value="11.3869">
            <text:p><text:s/>11.39 </text:p>
          </table:table-cell>
          <table:table-cell table:style-name="ce12" office:value-type="float" office:value="153">
            <text:p>15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67600.5">
            <text:p><text:s/>67,601 </text:p>
          </table:table-cell>
          <table:table-cell table:style-name="ce10" office:value-type="float" office:value="784625.46">
            <text:p><text:s/>784,625.46 </text:p>
          </table:table-cell>
          <table:table-cell table:style-name="ce10" office:value-type="float" office:value="11.6068">
            <text:p><text:s/>11.61 </text:p>
          </table:table-cell>
          <table:table-cell table:style-name="ce12" office:value-type="float" office:value="146">
            <text:p>14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36068.6">
            <text:p><text:s/>36,069 </text:p>
          </table:table-cell>
          <table:table-cell table:style-name="ce10" office:value-type="float" office:value="423390.79">
            <text:p><text:s/>423,390.79 </text:p>
          </table:table-cell>
          <table:table-cell table:style-name="ce10" office:value-type="float" office:value="11.7385">
            <text:p><text:s/>11.74 </text:p>
          </table:table-cell>
          <table:table-cell table:style-name="ce12" office:value-type="float" office:value="145">
            <text:p>1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7-01">
            <text:p>2016-07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68383.7">
            <text:p><text:s/>68,384 </text:p>
          </table:table-cell>
          <table:table-cell table:style-name="ce10" office:value-type="float" office:value="820194.08">
            <text:p><text:s/>820,194.08 </text:p>
          </table:table-cell>
          <table:table-cell table:style-name="ce10" office:value-type="float" office:value="11.994">
            <text:p><text:s/>11.99 </text:p>
          </table:table-cell>
          <table:table-cell table:style-name="ce12" office:value-type="float" office:value="145">
            <text:p>1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8-01">
            <text:p>2016-08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56271.4">
            <text:p><text:s/>56,271 </text:p>
          </table:table-cell>
          <table:table-cell table:style-name="ce10" office:value-type="float" office:value="674919.11">
            <text:p><text:s/>674,919.11 </text:p>
          </table:table-cell>
          <table:table-cell table:style-name="ce10" office:value-type="float" office:value="11.994">
            <text:p><text:s/>11.99 </text:p>
          </table:table-cell>
          <table:table-cell table:style-name="ce12" office:value-type="float" office:value="198">
            <text:p>1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86778.39">
            <text:p><text:s/>86,778 </text:p>
          </table:table-cell>
          <table:table-cell table:style-name="ce10" office:value-type="float" office:value="1040820.11">
            <text:p><text:s/>1,040,820.11 </text:p>
          </table:table-cell>
          <table:table-cell table:style-name="ce10" office:value-type="float" office:value="11.994">
            <text:p><text:s/>11.99 </text:p>
          </table:table-cell>
          <table:table-cell table:style-name="ce12" office:value-type="float" office:value="219">
            <text:p>21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91393.8">
            <text:p><text:s/>91,394 </text:p>
          </table:table-cell>
          <table:table-cell table:style-name="ce10" office:value-type="float" office:value="1096177.18">
            <text:p><text:s/>1,096,177.18 </text:p>
          </table:table-cell>
          <table:table-cell table:style-name="ce10" office:value-type="float" office:value="11.994">
            <text:p><text:s/>11.99 </text:p>
          </table:table-cell>
          <table:table-cell table:style-name="ce12" office:value-type="float" office:value="205">
            <text:p>20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0MeFe（铝合金）</text:p>
          </table:table-cell>
          <table:table-cell table:style-name="ce7" office:value-type="float" office:value="10000">
            <text:p><text:s/>10,000 </text:p>
          </table:table-cell>
          <table:table-cell table:style-name="ce10" office:value-type="float" office:value="108376">
            <text:p><text:s/>108,376.00 </text:p>
          </table:table-cell>
          <table:table-cell table:style-name="ce10" office:value-type="float" office:value="10">
            <text:p><text:s/>10.00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0MeFe（铝合金）</text:p>
          </table:table-cell>
          <table:table-cell table:style-name="ce7" office:value-type="float" office:value="9647">
            <text:p><text:s/>9,647 </text:p>
          </table:table-cell>
          <table:table-cell table:style-name="ce10" office:value-type="float" office:value="115682">
            <text:p><text:s/>115,682.00 </text:p>
          </table:table-cell>
          <table:table-cell table:style-name="ce10" office:value-type="float" office:value="11">
            <text:p><text:s/>11.00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7-01">
            <text:p>2016-07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0MeFe（铝合金）</text:p>
          </table:table-cell>
          <table:table-cell table:style-name="ce7" office:value-type="float" office:value="10000">
            <text:p><text:s/>10,000 </text:p>
          </table:table-cell>
          <table:table-cell table:style-name="ce10" office:value-type="float" office:value="117521">
            <text:p><text:s/>117,521.00 </text:p>
          </table:table-cell>
          <table:table-cell table:style-name="ce10" office:value-type="float" office:value="11">
            <text:p><text:s/>11.00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0MeFe（铝合金）</text:p>
          </table:table-cell>
          <table:table-cell table:style-name="ce7" office:value-type="float" office:value="9912">
            <text:p><text:s/>9,912 </text:p>
          </table:table-cell>
          <table:table-cell table:style-name="ce10" office:value-type="float" office:value="114369.61">
            <text:p><text:s/>114,369.61 </text:p>
          </table:table-cell>
          <table:table-cell table:style-name="ce10" office:value-type="float" office:value="11.5385">
            <text:p><text:s/>11.54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2(FE)铝合金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63675">
            <text:p><text:s/>63,675.00 </text:p>
          </table:table-cell>
          <table:table-cell table:style-name="ce10" office:value-type="float" office:value="12.735">
            <text:p><text:s/>12.74 </text:p>
          </table:table-cell>
          <table:table-cell table:style-name="ce1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38531.1">
            <text:p><text:s/>38,531 </text:p>
          </table:table-cell>
          <table:table-cell table:style-name="ce10" office:value-type="float" office:value="393444.96">
            <text:p><text:s/>393,444.96 </text:p>
          </table:table-cell>
          <table:table-cell table:style-name="ce10" office:value-type="float" office:value="10.2111">
            <text:p><text:s/>10.21 </text:p>
          </table:table-cell>
          <table:table-cell table:style-name="ce12" office:value-type="float" office:value="53">
            <text:p>5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2-01">
            <text:p>2016-02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22615.23">
            <text:p><text:s/>22,615 </text:p>
          </table:table-cell>
          <table:table-cell table:style-name="ce10" office:value-type="float" office:value="242118.85">
            <text:p><text:s/>242,118.85 </text:p>
          </table:table-cell>
          <table:table-cell table:style-name="ce10" office:value-type="float" office:value="10.706">
            <text:p><text:s/>10.71 </text:p>
          </table:table-cell>
          <table:table-cell table:style-name="ce12" office:value-type="float" office:value="41">
            <text:p>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63099.13">
            <text:p><text:s/>63,099 </text:p>
          </table:table-cell>
          <table:table-cell table:style-name="ce10" office:value-type="float" office:value="678596.41">
            <text:p><text:s/>678,596.41 </text:p>
          </table:table-cell>
          <table:table-cell table:style-name="ce10" office:value-type="float" office:value="10.7544">
            <text:p><text:s/>10.75 </text:p>
          </table:table-cell>
          <table:table-cell table:style-name="ce12" office:value-type="float" office:value="77">
            <text:p>7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63869.83">
            <text:p><text:s/>63,870 </text:p>
          </table:table-cell>
          <table:table-cell table:style-name="ce10" office:value-type="float" office:value="711491.8">
            <text:p><text:s/>711,491.80 </text:p>
          </table:table-cell>
          <table:table-cell table:style-name="ce10" office:value-type="float" office:value="11.1397">
            <text:p><text:s/>11.14 </text:p>
          </table:table-cell>
          <table:table-cell table:style-name="ce12" office:value-type="float" office:value="105">
            <text:p>10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23712.9">
            <text:p><text:s/>23,713 </text:p>
          </table:table-cell>
          <table:table-cell table:style-name="ce10" office:value-type="float" office:value="272596.4">
            <text:p><text:s/>272,596.40 </text:p>
          </table:table-cell>
          <table:table-cell table:style-name="ce10" office:value-type="float" office:value="11.4957">
            <text:p><text:s/>11.50 </text:p>
          </table:table-cell>
          <table:table-cell table:style-name="ce12"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61523.2">
            <text:p><text:s/>61,523 </text:p>
          </table:table-cell>
          <table:table-cell table:style-name="ce10" office:value-type="float" office:value="689071.5">
            <text:p><text:s/>689,071.50 </text:p>
          </table:table-cell>
          <table:table-cell table:style-name="ce10" office:value-type="float" office:value="11.2002">
            <text:p><text:s/>11.20 </text:p>
          </table:table-cell>
          <table:table-cell table:style-name="ce12" office:value-type="float" office:value="79">
            <text:p>7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7-01">
            <text:p>2016-07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46903.2">
            <text:p><text:s/>46,903 </text:p>
          </table:table-cell>
          <table:table-cell table:style-name="ce10" office:value-type="float" office:value="519613.07">
            <text:p><text:s/>519,613.07 </text:p>
          </table:table-cell>
          <table:table-cell table:style-name="ce10" office:value-type="float" office:value="11.0784">
            <text:p><text:s/>11.08 </text:p>
          </table:table-cell>
          <table:table-cell table:style-name="ce12" office:value-type="float" office:value="62">
            <text:p>6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8-01">
            <text:p>2016-08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102645.1">
            <text:p><text:s/>102,645 </text:p>
          </table:table-cell>
          <table:table-cell table:style-name="ce10" office:value-type="float" office:value="1240098.46">
            <text:p><text:s/>1,240,098.46 </text:p>
          </table:table-cell>
          <table:table-cell table:style-name="ce10" office:value-type="float" office:value="12.0814">
            <text:p><text:s/>12.08 </text:p>
          </table:table-cell>
          <table:table-cell table:style-name="ce12" office:value-type="float" office:value="151">
            <text:p>15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132139.59">
            <text:p><text:s/>132,140 </text:p>
          </table:table-cell>
          <table:table-cell table:style-name="ce10" office:value-type="float" office:value="1599008.1">
            <text:p><text:s/>1,599,008.10 </text:p>
          </table:table-cell>
          <table:table-cell table:style-name="ce10" office:value-type="float" office:value="12.1009">
            <text:p><text:s/>12.10 </text:p>
          </table:table-cell>
          <table:table-cell table:style-name="ce12" office:value-type="float" office:value="165">
            <text:p>16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127959.48">
            <text:p><text:s/>127,959 </text:p>
          </table:table-cell>
          <table:table-cell table:style-name="ce10" office:value-type="float" office:value="1548425.08">
            <text:p><text:s/>1,548,425.08 </text:p>
          </table:table-cell>
          <table:table-cell table:style-name="ce10" office:value-type="float" office:value="12.1009">
            <text:p><text:s/>12.10 </text:p>
          </table:table-cell>
          <table:table-cell table:style-name="ce12"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4-01">
            <text:p>2016-04</text:p>
          </table:table-cell>
          <table:table-cell table:style-name="ce5" office:value-type="string">
            <text:p>云海</text:p>
          </table:table-cell>
          <table:table-cell table:style-name="ce5" office:value-type="string">
            <text:p>AM60B</text:p>
          </table:table-cell>
          <table:table-cell table:style-name="ce7" office:value-type="float" office:value="5274">
            <text:p><text:s/>5,274 </text:p>
          </table:table-cell>
          <table:table-cell table:style-name="ce10" office:value-type="float" office:value="74377.11">
            <text:p><text:s/>74,377.11 </text:p>
          </table:table-cell>
          <table:table-cell table:style-name="ce10" office:value-type="float" office:value="14.1026">
            <text:p><text:s/>14.10 </text:p>
          </table:table-cell>
          <table:table-cell table:style-name="ce1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云海</text:p>
          </table:table-cell>
          <table:table-cell table:style-name="ce5" office:value-type="string">
            <text:p>AZ91D（镁合金）</text:p>
          </table:table-cell>
          <table:table-cell table:style-name="ce7" office:value-type="float" office:value="9901">
            <text:p><text:s/>9,901 </text:p>
          </table:table-cell>
          <table:table-cell table:style-name="ce10" office:value-type="float" office:value="130743.7">
            <text:p><text:s/>130,743.70 </text:p>
          </table:table-cell>
          <table:table-cell table:style-name="ce10" office:value-type="float" office:value="13.2051">
            <text:p><text:s/>13.21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云海</text:p>
          </table:table-cell>
          <table:table-cell table:style-name="ce5" office:value-type="string">
            <text:p>AZ91D镁合金粒子680KG/托</text:p>
          </table:table-cell>
          <table:table-cell table:style-name="ce7" office:value-type="float" office:value="2720">
            <text:p><text:s/>2,720 </text:p>
          </table:table-cell>
          <table:table-cell table:style-name="ce10" office:value-type="float" office:value="41294.02">
            <text:p><text:s/>41,294.02 </text:p>
          </table:table-cell>
          <table:table-cell table:style-name="ce10" office:value-type="float" office:value="15.1816">
            <text:p><text:s/>15.18 </text:p>
          </table:table-cell>
          <table:table-cell table:style-name="ce1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8-01">
            <text:p>2016-08</text:p>
          </table:table-cell>
          <table:table-cell table:style-name="ce5" office:value-type="string">
            <text:p>金亿铝亿</text:p>
          </table:table-cell>
          <table:table-cell table:style-name="ce5" office:value-type="string">
            <text:p>Zinc#3（锌合金3#）（黄色标识）</text:p>
          </table:table-cell>
          <table:table-cell table:style-name="ce7" office:value-type="float" office:value="20000">
            <text:p><text:s/>20,000 </text:p>
          </table:table-cell>
          <table:table-cell table:style-name="ce10" office:value-type="float" office:value="314358">
            <text:p><text:s/>314,358.00 </text:p>
          </table:table-cell>
          <table:table-cell table:style-name="ce10" office:value-type="float" office:value="15.7179">
            <text:p><text:s/>15.72 </text:p>
          </table:table-cell>
          <table:table-cell table:style-name="ce1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群杰</text:p>
          </table:table-cell>
          <table:table-cell table:style-name="ce5" office:value-type="string">
            <text:p>Zinc#5（锌合金5#）（蓝色标识）</text:p>
          </table:table-cell>
          <table:table-cell table:style-name="ce7" office:value-type="float" office:value="3002">
            <text:p><text:s/>3,002 </text:p>
          </table:table-cell>
          <table:table-cell table:style-name="ce10" office:value-type="float" office:value="40976.1">
            <text:p><text:s/>40,976.10 </text:p>
          </table:table-cell>
          <table:table-cell table:style-name="ce10" office:value-type="float" office:value="13.6496">
            <text:p><text:s/>13.65 </text:p>
          </table:table-cell>
          <table:table-cell table:style-name="ce1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群杰</text:p>
          </table:table-cell>
          <table:table-cell table:style-name="ce5" office:value-type="string">
            <text:p>Zinc#5（锌合金5#）（蓝色标识）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82008.5">
            <text:p><text:s/>82,008.50 </text:p>
          </table:table-cell>
          <table:table-cell table:style-name="ce10" office:value-type="float" office:value="16.4017">
            <text:p><text:s/>16.40 </text:p>
          </table:table-cell>
          <table:table-cell table:style-name="ce1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</text:p>
          </table:table-cell>
          <table:table-cell table:style-name="ce5" office:value-type="string">
            <text:p>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52433">
            <text:p><text:s/>52,433 </text:p>
          </table:table-cell>
          <table:table-cell table:style-name="ce10" office:value-type="float" office:value="636309.99">
            <text:p><text:s/>636,309.99 </text:p>
          </table:table-cell>
          <table:table-cell table:style-name="ce10" office:value-type="float" office:value="12.1357">
            <text:p><text:s/>12.14 </text:p>
          </table:table-cell>
          <table:table-cell table:style-name="ce1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2-01">
            <text:p>2016-02</text:p>
          </table:table-cell>
          <table:table-cell table:style-name="ce5" office:value-type="string">
            <text:p>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41861">
            <text:p><text:s/>41,861 </text:p>
          </table:table-cell>
          <table:table-cell table:style-name="ce10" office:value-type="float" office:value="527651.76">
            <text:p><text:s/>527,651.76 </text:p>
          </table:table-cell>
          <table:table-cell table:style-name="ce10" office:value-type="float" office:value="12.6049">
            <text:p><text:s/>12.60 </text:p>
          </table:table-cell>
          <table:table-cell table:style-name="ce1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37978">
            <text:p><text:s/>37,978 </text:p>
          </table:table-cell>
          <table:table-cell table:style-name="ce10" office:value-type="float" office:value="488195.79">
            <text:p><text:s/>488,195.79 </text:p>
          </table:table-cell>
          <table:table-cell table:style-name="ce10" office:value-type="float" office:value="12.8547">
            <text:p><text:s/>12.85 </text:p>
          </table:table-cell>
          <table:table-cell table:style-name="ce1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金亿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55000">
            <text:p><text:s/>55,000 </text:p>
          </table:table-cell>
          <table:table-cell table:style-name="ce10" office:value-type="float" office:value="910043">
            <text:p><text:s/>910,043.00 </text:p>
          </table:table-cell>
          <table:table-cell table:style-name="ce10" office:value-type="float" office:value="16.5462">
            <text:p><text:s/>16.55 </text:p>
          </table:table-cell>
          <table:table-cell table:style-name="ce12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金亿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40000">
            <text:p><text:s/>40,000 </text:p>
          </table:table-cell>
          <table:table-cell table:style-name="ce10" office:value-type="float" office:value="677608">
            <text:p><text:s/>677,608.00 </text:p>
          </table:table-cell>
          <table:table-cell table:style-name="ce10" office:value-type="float" office:value="16.9402">
            <text:p><text:s/>16.94 </text:p>
          </table:table-cell>
          <table:table-cell table:style-name="ce12" office:value-type="float" office:value="2">
            <text:p>2</text:p>
          </table:table-cell>
          <table:table-cell table:number-columns-repeated="101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3" table:style-name="ta2" table:print="false">
        <office:forms form:automatic-focus="false" form:apply-design-mode="false"/>
        <table:table-column table:style-name="co1" table:number-columns-repeated="3" table:default-cell-style-name="ce13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材料規格</text:p>
          </table:table-cell>
          <table:table-cell office:value-type="string">
            <text:p>材料價格/kg</text:p>
          </table:table-cell>
          <table:table-cell office:value-type="string">
            <text:p>廢料價格/kg</text:p>
          </table:table-cell>
          <table:table-cell table:number-columns-repeated="11"/>
        </table:table-row>
        <table:table-row table:style-name="ro2">
          <table:table-cell office:value-type="string">
            <text:p>一。铝合金</text:p>
          </table:table-cell>
          <table:table-cell table:style-name="ce14" table:number-columns-repeated="2"/>
          <table:table-cell table:number-columns-repeated="2"/>
          <table:table-cell office:value-type="float" office:value="600">
            <text:p>600</text:p>
          </table:table-cell>
          <table:table-cell office:value-type="float" office:value="17000">
            <text:p>17000</text:p>
          </table:table-cell>
          <table:table-cell table:style-name="ce17" table:formula="of:=[.F2]/[.G2]" office:value-type="percentage" office:value="0.0352941176470588">
            <text:p>3.53%</text:p>
          </table:table-cell>
          <table:table-cell table:number-columns-repeated="6"/>
        </table:table-row>
        <table:table-row table:style-name="ro4">
          <table:table-cell office:value-type="string">
            <text:p>AlSi10Mg</text:p>
          </table:table-cell>
          <table:table-cell office:value-type="float" office:value="13.25">
            <text:p>13.25</text:p>
          </table:table-cell>
          <table:table-cell office:value-type="float" office:value="11.25">
            <text:p>11.25</text:p>
          </table:table-cell>
          <table:table-cell table:number-columns-repeated="11"/>
        </table:table-row>
        <table:table-row table:style-name="ro4">
          <table:table-cell office:value-type="string">
            <text:p>AlSi9Cu3</text:p>
          </table:table-cell>
          <table:table-cell office:value-type="float" office:value="13.25">
            <text:p>13.25</text:p>
          </table:table-cell>
          <table:table-cell office:value-type="float" office:value="11.25">
            <text:p>11.25</text:p>
          </table:table-cell>
          <table:table-cell table:number-columns-repeated="11"/>
        </table:table-row>
        <table:table-row table:style-name="ro5">
          <table:table-cell office:value-type="string">
            <text:p>ADC12</text:p>
          </table:table-cell>
          <table:table-cell office:value-type="float" office:value="13.25">
            <text:p>13.25</text:p>
          </table:table-cell>
          <table:table-cell office:value-type="float" office:value="11.25">
            <text:p>11.25</text:p>
          </table:table-cell>
          <table:table-cell table:number-columns-repeated="2"/>
          <table:table-cell table:style-name="ce16" office:value-type="string">
            <text:p>宁波金利GZ 2号锌合金</text:p>
          </table:table-cell>
          <table:table-cell table:style-name="ce16" office:value-type="string">
            <text:p>20吨以上</text:p>
          </table:table-cell>
          <table:table-cell table:style-name="ce16" office:value-type="string">
            <text:p>RMB</text:p>
          </table:table-cell>
          <table:table-cell table:style-name="ce16" office:value-type="float" office:value="23080">
            <text:p>23080</text:p>
          </table:table-cell>
          <table:table-cell table:style-name="ce13" office:value-type="string">
            <text:p>／吨（17%VAT）</text:p>
          </table:table-cell>
          <table:table-cell table:style-name="ce16" office:value-type="string">
            <text:p>送货地区:宁波,上海,无锡,昆山,苏州</text:p>
          </table:table-cell>
          <table:table-cell office:value-type="float" office:value="1.17">
            <text:p>1.17</text:p>
          </table:table-cell>
          <table:table-cell table:formula="of:=[.I5]/[.L5]" office:value-type="float" office:value="19726.4957264957">
            <text:p>19726.4957264957</text:p>
          </table:table-cell>
          <table:table-cell/>
        </table:table-row>
        <table:table-row table:style-name="ro5">
          <table:table-cell office:value-type="string">
            <text:p>A380</text:p>
          </table:table-cell>
          <table:table-cell office:value-type="float" office:value="13.25">
            <text:p>13.25</text:p>
          </table:table-cell>
          <table:table-cell office:value-type="float" office:value="11.25">
            <text:p>11.25</text:p>
          </table:table-cell>
          <table:table-cell table:number-columns-repeated="2"/>
          <table:table-cell table:style-name="ce16" office:value-type="string">
            <text:p>宁波金利GZ 3号锌合金</text:p>
          </table:table-cell>
          <table:table-cell table:style-name="ce16" office:value-type="string">
            <text:p>20吨以上</text:p>
          </table:table-cell>
          <table:table-cell table:style-name="ce16" office:value-type="string">
            <text:p>RMB</text:p>
          </table:table-cell>
          <table:table-cell table:style-name="ce16" office:value-type="float" office:value="21100">
            <text:p>21100</text:p>
          </table:table-cell>
          <table:table-cell table:style-name="ce13" office:value-type="string">
            <text:p>／吨（17%VAT）</text:p>
          </table:table-cell>
          <table:table-cell table:style-name="ce16" office:value-type="string">
            <text:p>送货地区:宁波,上海,无锡,昆山,苏州</text:p>
          </table:table-cell>
          <table:table-cell office:value-type="float" office:value="1.17">
            <text:p>1.17</text:p>
          </table:table-cell>
          <table:table-cell table:formula="of:=[.I6]/[.L6]" office:value-type="float" office:value="18034.188034188">
            <text:p>18034.188034188</text:p>
          </table:table-cell>
          <table:table-cell table:style-name="ce17"/>
        </table:table-row>
        <table:table-row table:style-name="ro5">
          <table:table-cell office:value-type="string">
            <text:p>A413</text:p>
          </table:table-cell>
          <table:table-cell office:value-type="float" office:value="13.25">
            <text:p>13.25</text:p>
          </table:table-cell>
          <table:table-cell office:value-type="float" office:value="11.25">
            <text:p>11.25</text:p>
          </table:table-cell>
          <table:table-cell table:number-columns-repeated="2"/>
          <table:table-cell table:style-name="ce16" office:value-type="string">
            <text:p>宁波金利GZ 4号锌合金</text:p>
          </table:table-cell>
          <table:table-cell table:style-name="ce16" office:value-type="string">
            <text:p>20吨以上</text:p>
          </table:table-cell>
          <table:table-cell table:style-name="ce16" office:value-type="string">
            <text:p>RMB</text:p>
          </table:table-cell>
          <table:table-cell table:style-name="ce16" office:value-type="float" office:value="21480">
            <text:p>21480</text:p>
          </table:table-cell>
          <table:table-cell table:style-name="ce13" office:value-type="string">
            <text:p>／吨（17%VAT）</text:p>
          </table:table-cell>
          <table:table-cell table:style-name="ce16" office:value-type="string">
            <text:p>送货地区:宁波,上海,无锡,昆山,苏州</text:p>
          </table:table-cell>
          <table:table-cell office:value-type="float" office:value="1.17">
            <text:p>1.17</text:p>
          </table:table-cell>
          <table:table-cell table:formula="of:=[.I7]/[.L7]" office:value-type="float" office:value="18358.9743589744">
            <text:p>18358.9743589744</text:p>
          </table:table-cell>
          <table:table-cell/>
        </table:table-row>
        <table:table-row table:style-name="ro5">
          <table:table-cell office:value-type="string">
            <text:p>A360</text:p>
          </table:table-cell>
          <table:table-cell office:value-type="float" office:value="13.25">
            <text:p>13.25</text:p>
          </table:table-cell>
          <table:table-cell office:value-type="float" office:value="11.25">
            <text:p>11.25</text:p>
          </table:table-cell>
          <table:table-cell table:number-columns-repeated="2"/>
          <table:table-cell table:style-name="ce16" office:value-type="string">
            <text:p>宁波金利GZ 5号锌合金</text:p>
          </table:table-cell>
          <table:table-cell table:style-name="ce16" office:value-type="string">
            <text:p>20吨以上</text:p>
          </table:table-cell>
          <table:table-cell table:style-name="ce16" office:value-type="string">
            <text:p>RMB</text:p>
          </table:table-cell>
          <table:table-cell table:style-name="ce16" office:value-type="float" office:value="21730">
            <text:p>21730</text:p>
          </table:table-cell>
          <table:table-cell table:style-name="ce13" office:value-type="string">
            <text:p>／吨（17%VAT）</text:p>
          </table:table-cell>
          <table:table-cell table:style-name="ce16" office:value-type="string">
            <text:p>送货地区:宁波,上海,无锡,昆山,苏州</text:p>
          </table:table-cell>
          <table:table-cell office:value-type="float" office:value="1.17">
            <text:p>1.17</text:p>
          </table:table-cell>
          <table:table-cell table:formula="of:=[.I8]/[.L8]" office:value-type="float" office:value="18572.6495726496">
            <text:p>18572.6495726496</text:p>
          </table:table-cell>
          <table:table-cell/>
        </table:table-row>
        <table:table-row table:style-name="ro6">
          <table:table-cell office:value-type="string">
            <text:p>A356</text:p>
          </table:table-cell>
          <table:table-cell office:value-type="float" office:value="13.25">
            <text:p>13.25</text:p>
          </table:table-cell>
          <table:table-cell office:value-type="float" office:value="11.25">
            <text:p>11.25</text:p>
          </table:table-cell>
          <table:table-cell table:number-columns-repeated="2"/>
          <table:table-cell table:style-name="ce16" office:value-type="string">
            <text:p>宁波金利GZ 8号锌合金</text:p>
          </table:table-cell>
          <table:table-cell table:style-name="ce16" office:value-type="string">
            <text:p>20吨以上</text:p>
          </table:table-cell>
          <table:table-cell table:style-name="ce16" office:value-type="string">
            <text:p>RMB</text:p>
          </table:table-cell>
          <table:table-cell table:style-name="ce16" office:value-type="float" office:value="22080">
            <text:p>22080</text:p>
          </table:table-cell>
          <table:table-cell table:style-name="ce13" office:value-type="string">
            <text:p>／吨（17%VAT）</text:p>
          </table:table-cell>
          <table:table-cell/>
          <table:table-cell office:value-type="float" office:value="1.17">
            <text:p>1.17</text:p>
          </table:table-cell>
          <table:table-cell table:formula="of:=[.I9]/[.L9]" office:value-type="float" office:value="18871.7948717949">
            <text:p>18871.7948717949</text:p>
          </table:table-cell>
          <table:table-cell/>
        </table:table-row>
        <table:table-row table:style-name="ro2">
          <table:table-cell office:value-type="string">
            <text:p>二。锌合金</text:p>
          </table:table-cell>
          <table:table-cell table:style-name="ce14" table:number-columns-repeated="2"/>
          <table:table-cell table:number-columns-repeated="11"/>
        </table:table-row>
        <table:table-row table:style-name="ro4">
          <table:table-cell office:value-type="string">
            <text:p>ZINC-2</text:p>
          </table:table-cell>
          <table:table-cell office:value-type="float" office:value="17.5">
            <text:p>17.5</text:p>
          </table:table-cell>
          <table:table-cell office:value-type="float" office:value="12.81">
            <text:p>12.81</text:p>
          </table:table-cell>
          <table:table-cell table:number-columns-repeated="11"/>
        </table:table-row>
        <table:table-row table:style-name="ro4">
          <table:table-cell office:value-type="string">
            <text:p>ZINC-3</text:p>
          </table:table-cell>
          <table:table-cell office:value-type="float" office:value="17.5">
            <text:p>17.5</text:p>
          </table:table-cell>
          <table:table-cell office:value-type="float" office:value="12.81">
            <text:p>12.81</text:p>
          </table:table-cell>
          <table:table-cell table:number-columns-repeated="11"/>
        </table:table-row>
        <table:table-row table:style-name="ro2">
          <table:table-cell office:value-type="string">
            <text:p>ZINC-5</text:p>
          </table:table-cell>
          <table:table-cell table:style-name="ce15" office:value-type="float" office:value="17.5">
            <text:p>17.5</text:p>
          </table:table-cell>
          <table:table-cell office:value-type="float" office:value="12.81">
            <text:p>12.81</text:p>
          </table:table-cell>
          <table:table-cell office:value-type="string">
            <text:p>按顧問11/09 21:02核可調整為19.50</text:p>
          </table:table-cell>
          <table:table-cell table:number-columns-repeated="10"/>
        </table:table-row>
        <table:table-row table:style-name="ro4">
          <table:table-cell office:value-type="string">
            <text:p>ZINC-7</text:p>
          </table:table-cell>
          <table:table-cell office:value-type="float" office:value="17.5">
            <text:p>17.5</text:p>
          </table:table-cell>
          <table:table-cell office:value-type="float" office:value="13.67">
            <text:p>13.67</text:p>
          </table:table-cell>
          <table:table-cell table:number-columns-repeated="11"/>
        </table:table-row>
        <table:table-row table:style-name="ro4">
          <table:table-cell office:value-type="string">
            <text:p>ZAMAK-8</text:p>
          </table:table-cell>
          <table:table-cell office:value-type="float" office:value="17.5">
            <text:p>17.5</text:p>
          </table:table-cell>
          <table:table-cell office:value-type="float" office:value="13.67">
            <text:p>13.67</text:p>
          </table:table-cell>
          <table:table-cell table:number-columns-repeated="11"/>
        </table:table-row>
        <table:table-row table:style-name="ro2">
          <table:table-cell office:value-type="string">
            <text:p>三。镁合金</text:p>
          </table:table-cell>
          <table:table-cell table:style-name="ce14" table:number-columns-repeated="2"/>
          <table:table-cell table:number-columns-repeated="11"/>
        </table:table-row>
        <table:table-row table:style-name="ro4">
          <table:table-cell office:value-type="string">
            <text:p>AZ91D</text:p>
          </table:table-cell>
          <table:table-cell office:value-type="float" office:value="17.09">
            <text:p>17.09</text:p>
          </table:table-cell>
          <table:table-cell office:value-type="float" office:value="14.09">
            <text:p>14.09</text:p>
          </table:table-cell>
          <table:table-cell table:number-columns-repeated="11"/>
        </table:table-row>
        <table:table-row table:style-name="ro4">
          <table:table-cell office:value-type="string">
            <text:p>AM60</text:p>
          </table:table-cell>
          <table:table-cell office:value-type="float" office:value="16.24">
            <text:p>16.24</text:p>
          </table:table-cell>
          <table:table-cell office:value-type="float" office:value="13.24">
            <text:p>13.24</text:p>
          </table:table-cell>
          <table:table-cell table:number-columns-repeated="11"/>
        </table:table-row>
        <table:table-row table:style-name="ro4">
          <table:table-cell office:value-type="string">
            <text:p>THX-AZ91D</text:p>
          </table:table-cell>
          <table:table-cell office:value-type="float" office:value="22.29">
            <text:p>22.29</text:p>
          </table:table-cell>
          <table:table-cell office:value-type="float" office:value="14.09">
            <text:p>14.09</text:p>
          </table:table-cell>
          <table:table-cell table:number-columns-repeated="11"/>
        </table:table-row>
        <table:table-row table:style-name="ro4">
          <table:table-cell office:value-type="string">
            <text:p>THX-AM60</text:p>
          </table:table-cell>
          <table:table-cell office:value-type="float" office:value="22.29">
            <text:p>22.29</text:p>
          </table:table-cell>
          <table:table-cell office:value-type="float" office:value="14.09">
            <text:p>14.09</text:p>
          </table:table-cell>
          <table:table-cell table:number-columns-repeated="11"/>
        </table:table-row>
      </table:table>
      <table:table table:name="Material-Month" table:style-name="ta2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2" table:number-columns-repeated="3" table:default-cell-style-name="ce24"/>
        <table:table-column table:style-name="co13" table:default-cell-style-name="Default"/>
        <table:table-row table:style-name="ro4">
          <table:table-cell table:number-columns-repeated="17"/>
        </table:table-row>
        <table:table-row table:style-name="ro7">
          <table:table-cell/>
          <table:table-cell table:style-name="ce18" office:value-type="string">
            <text:p>品名</text:p>
          </table:table-cell>
          <table:table-cell table:style-name="ce18" office:value-type="string">
            <text:p>业务伙伴</text:p>
          </table:table-cell>
          <table:table-cell table:style-name="ce21" office:value-type="date" office:date-value="2016-01-01">
            <text:p>一月</text:p>
          </table:table-cell>
          <table:table-cell table:style-name="ce21" office:value-type="date" office:date-value="2016-02-01">
            <text:p>二月</text:p>
          </table:table-cell>
          <table:table-cell table:style-name="ce21" office:value-type="date" office:date-value="2016-03-01">
            <text:p>三月</text:p>
          </table:table-cell>
          <table:table-cell table:style-name="ce21" office:value-type="date" office:date-value="2016-04-01">
            <text:p>四月</text:p>
          </table:table-cell>
          <table:table-cell table:style-name="ce21" office:value-type="date" office:date-value="2016-05-01">
            <text:p>五月</text:p>
          </table:table-cell>
          <table:table-cell table:style-name="ce21" office:value-type="date" office:date-value="2016-06-01">
            <text:p>六月</text:p>
          </table:table-cell>
          <table:table-cell table:style-name="ce21" office:value-type="date" office:date-value="2016-07-01">
            <text:p>七月</text:p>
          </table:table-cell>
          <table:table-cell table:style-name="ce21" office:value-type="date" office:date-value="2016-08-01">
            <text:p>八月</text:p>
          </table:table-cell>
          <table:table-cell table:style-name="ce21" office:value-type="date" office:date-value="2016-09-01">
            <text:p>九月</text:p>
          </table:table-cell>
          <table:table-cell table:style-name="ce21" office:value-type="date" office:date-value="2016-10-01">
            <text:p>十月</text:p>
          </table:table-cell>
          <table:table-cell table:style-name="ce25" office:value-type="string">
            <text:p>最低</text:p>
          </table:table-cell>
          <table:table-cell table:style-name="ce25" office:value-type="string">
            <text:p>最高</text:p>
          </table:table-cell>
          <table:table-cell table:style-name="ce25" office:value-type="string">
            <text:p>平均</text:p>
          </table:table-cell>
          <table:table-cell table:style-name="ce25" office:value-type="string">
            <text:p>高低幅</text:p>
          </table:table-cell>
        </table:table-row>
        <table:table-row table:style-name="ro7">
          <table:table-cell/>
          <table:table-cell table:style-name="ce19" office:value-type="string">
            <text:p>A360铝合金</text:p>
          </table:table-cell>
          <table:table-cell table:style-name="ce19" office:value-type="string">
            <text:p>新格</text:p>
          </table:table-cell>
          <table:table-cell table:style-name="ce22" table:number-columns-repeated="4"/>
          <table:table-cell table:number-columns-repeated="2" table:style-name="ce23" office:value-type="float" office:value="11.6239">
            <text:p><text:s/>11.62 </text:p>
          </table:table-cell>
          <table:table-cell table:style-name="ce22" table:number-columns-repeated="2"/>
          <table:table-cell table:style-name="ce23" office:value-type="float" office:value="11.4103">
            <text:p><text:s/>11.41 </text:p>
          </table:table-cell>
          <table:table-cell table:style-name="ce22"/>
          <table:table-cell table:style-name="ce26" table:formula="of:=MIN([.D3:.M3])" office:value-type="float" office:value="11.4103">
            <text:p>11.41</text:p>
          </table:table-cell>
          <table:table-cell table:style-name="ce26" table:formula="of:=MAX([.D3:.M3])" office:value-type="float" office:value="11.6239">
            <text:p>11.62</text:p>
          </table:table-cell>
          <table:table-cell table:style-name="ce26" table:formula="of:=AVERAGE([.D3:.M3])" office:value-type="float" office:value="11.5527">
            <text:p>11.55</text:p>
          </table:table-cell>
          <table:table-cell table:style-name="ce27" table:formula="of:=([.O3]-[.N3])/[.N3]" office:value-type="percentage" office:value="0.0187199284856666">
            <text:p>2%</text:p>
          </table:table-cell>
        </table:table-row>
        <table:table-row table:style-name="ro7">
          <table:table-cell/>
          <table:table-cell table:style-name="ce19" office:value-type="string">
            <text:p>A380（铝合金）（黄色标识）</text:p>
          </table:table-cell>
          <table:table-cell table:style-name="ce19" office:value-type="string">
            <text:p>新格</text:p>
          </table:table-cell>
          <table:table-cell table:style-name="ce22" table:number-columns-repeated="3"/>
          <table:table-cell table:number-columns-repeated="2" table:style-name="ce23" office:value-type="float" office:value="11.7949">
            <text:p><text:s/>11.79 </text:p>
          </table:table-cell>
          <table:table-cell table:style-name="ce22" table:number-columns-repeated="5"/>
          <table:table-cell table:style-name="ce26" table:formula="of:=MIN([.D4:.M4])" office:value-type="float" office:value="11.7949">
            <text:p>11.79</text:p>
          </table:table-cell>
          <table:table-cell table:style-name="ce26" table:formula="of:=MAX([.D4:.M4])" office:value-type="float" office:value="11.7949">
            <text:p>11.79</text:p>
          </table:table-cell>
          <table:table-cell table:style-name="ce26" table:formula="of:=AVERAGE([.D4:.M4])" office:value-type="float" office:value="11.7949">
            <text:p>11.79</text:p>
          </table:table-cell>
          <table:table-cell table:style-name="ce27" table:formula="of:=([.O4]-[.N4])/[.N4]" office:value-type="percentage" office:value="0">
            <text:p>0%</text:p>
          </table:table-cell>
        </table:table-row>
        <table:table-row table:style-name="ro7">
          <table:table-cell/>
          <table:table-cell table:style-name="ce19" office:value-type="string">
            <text:p>A413（铝合金）（绿色标识）</text:p>
          </table:table-cell>
          <table:table-cell table:style-name="ce19" office:value-type="string">
            <text:p>新格</text:p>
          </table:table-cell>
          <table:table-cell table:style-name="ce22" table:number-columns-repeated="2"/>
          <table:table-cell table:style-name="ce23" office:value-type="float" office:value="11">
            <text:p><text:s/>11.00 </text:p>
          </table:table-cell>
          <table:table-cell table:style-name="ce22" table:number-columns-repeated="5"/>
          <table:table-cell table:style-name="ce23" office:value-type="float" office:value="11.6667">
            <text:p><text:s/>11.67 </text:p>
          </table:table-cell>
          <table:table-cell table:style-name="ce22"/>
          <table:table-cell table:style-name="ce26" table:formula="of:=MIN([.D5:.M5])" office:value-type="float" office:value="11">
            <text:p>11.00</text:p>
          </table:table-cell>
          <table:table-cell table:style-name="ce26" table:formula="of:=MAX([.D5:.M5])" office:value-type="float" office:value="11.6667">
            <text:p>11.67</text:p>
          </table:table-cell>
          <table:table-cell table:style-name="ce26" table:formula="of:=AVERAGE([.D5:.M5])" office:value-type="float" office:value="11.33335">
            <text:p>11.33</text:p>
          </table:table-cell>
          <table:table-cell table:style-name="ce28" table:formula="of:=([.O5]-[.N5])/[.N5]" office:value-type="percentage" office:value="0.060609090909091">
            <text:p>6%</text:p>
          </table:table-cell>
        </table:table-row>
        <table:table-row table:style-name="ro7">
          <table:table-cell/>
          <table:table-cell table:style-name="ce19" office:value-type="string">
            <text:p>ADC12（铝合金）（紫色标识）</text:p>
          </table:table-cell>
          <table:table-cell table:style-name="ce19" office:value-type="string">
            <text:p>新格</text:p>
          </table:table-cell>
          <table:table-cell table:style-name="ce22" table:number-columns-repeated="2"/>
          <table:table-cell table:number-columns-repeated="2" table:style-name="ce23" office:value-type="float" office:value="11.0256">
            <text:p><text:s/>11.03 </text:p>
          </table:table-cell>
          <table:table-cell table:style-name="ce23" office:value-type="float" office:value="11">
            <text:p><text:s/>11.00 </text:p>
          </table:table-cell>
          <table:table-cell table:style-name="ce23" office:value-type="float" office:value="11.7949">
            <text:p><text:s/>11.79 </text:p>
          </table:table-cell>
          <table:table-cell table:style-name="ce22"/>
          <table:table-cell table:style-name="ce23" office:value-type="float" office:value="11.7949">
            <text:p><text:s/>11.79 </text:p>
          </table:table-cell>
          <table:table-cell table:style-name="ce23" office:value-type="float" office:value="10">
            <text:p><text:s/>10.00 </text:p>
          </table:table-cell>
          <table:table-cell table:style-name="ce23" office:value-type="float" office:value="12.0513">
            <text:p><text:s/>12.05 </text:p>
          </table:table-cell>
          <table:table-cell table:style-name="ce26" table:formula="of:=MIN([.D6:.M6])" office:value-type="float" office:value="10">
            <text:p>10.00</text:p>
          </table:table-cell>
          <table:table-cell table:style-name="ce26" table:formula="of:=MAX([.D6:.M6])" office:value-type="float" office:value="12.0513">
            <text:p>12.05</text:p>
          </table:table-cell>
          <table:table-cell table:style-name="ce26" table:formula="of:=AVERAGE([.D6:.M6])" office:value-type="float" office:value="11.2417571428571">
            <text:p>11.24</text:p>
          </table:table-cell>
          <table:table-cell table:style-name="ce29" table:formula="of:=([.O6]-[.N6])/[.N6]" office:value-type="percentage" office:value="0.20513">
            <text:p>21%</text:p>
          </table:table-cell>
        </table:table-row>
        <table:table-row table:style-name="ro7">
          <table:table-cell/>
          <table:table-cell table:style-name="ce19" office:value-type="string">
            <text:p>ADC12铝液</text:p>
          </table:table-cell>
          <table:table-cell table:style-name="ce19" office:value-type="string">
            <text:p>超群</text:p>
          </table:table-cell>
          <table:table-cell table:style-name="ce23" office:value-type="float" office:value="11.2558">
            <text:p><text:s/>11.26 </text:p>
          </table:table-cell>
          <table:table-cell table:style-name="ce23" office:value-type="float" office:value="11.2197">
            <text:p><text:s/>11.22 </text:p>
          </table:table-cell>
          <table:table-cell table:style-name="ce23" office:value-type="float" office:value="11.2516">
            <text:p><text:s/>11.25 </text:p>
          </table:table-cell>
          <table:table-cell table:style-name="ce23" office:value-type="float" office:value="11.3869">
            <text:p><text:s/>11.39 </text:p>
          </table:table-cell>
          <table:table-cell table:style-name="ce23" office:value-type="float" office:value="11.6068">
            <text:p><text:s/>11.61 </text:p>
          </table:table-cell>
          <table:table-cell table:style-name="ce23" office:value-type="float" office:value="11.7385">
            <text:p><text:s/>11.74 </text:p>
          </table:table-cell>
          <table:table-cell table:number-columns-repeated="4" table:style-name="ce23" office:value-type="float" office:value="11.994">
            <text:p><text:s/>11.99 </text:p>
          </table:table-cell>
          <table:table-cell table:style-name="ce26" table:formula="of:=MIN([.D7:.M7])" office:value-type="float" office:value="11.2197">
            <text:p>11.22</text:p>
          </table:table-cell>
          <table:table-cell table:style-name="ce26" table:formula="of:=MAX([.D7:.M7])" office:value-type="float" office:value="11.994">
            <text:p>11.99</text:p>
          </table:table-cell>
          <table:table-cell table:style-name="ce26" table:formula="of:=AVERAGE([.D7:.M7])" office:value-type="float" office:value="11.64353">
            <text:p>11.64</text:p>
          </table:table-cell>
          <table:table-cell table:style-name="ce28" table:formula="of:=([.O7]-[.N7])/[.N7]" office:value-type="percentage" office:value="0.0690125404422578">
            <text:p>7%</text:p>
          </table:table-cell>
        </table:table-row>
        <table:table-row table:style-name="ro7">
          <table:table-cell/>
          <table:table-cell table:style-name="ce19" office:value-type="string">
            <text:p>ALsi10MeFe（铝合金）</text:p>
          </table:table-cell>
          <table:table-cell table:style-name="ce19" office:value-type="string">
            <text:p>新格</text:p>
          </table:table-cell>
          <table:table-cell table:style-name="ce23" office:value-type="float" office:value="10">
            <text:p><text:s/>10.00 </text:p>
          </table:table-cell>
          <table:table-cell table:style-name="ce22" table:number-columns-repeated="3"/>
          <table:table-cell table:style-name="ce23" office:value-type="float" office:value="11">
            <text:p><text:s/>11.00 </text:p>
          </table:table-cell>
          <table:table-cell table:style-name="ce22"/>
          <table:table-cell table:style-name="ce23" office:value-type="float" office:value="11">
            <text:p><text:s/>11.00 </text:p>
          </table:table-cell>
          <table:table-cell table:style-name="ce22"/>
          <table:table-cell table:style-name="ce23" office:value-type="float" office:value="11.5385">
            <text:p><text:s/>11.54 </text:p>
          </table:table-cell>
          <table:table-cell table:style-name="ce22"/>
          <table:table-cell table:style-name="ce26" table:formula="of:=MIN([.D8:.M8])" office:value-type="float" office:value="10">
            <text:p>10.00</text:p>
          </table:table-cell>
          <table:table-cell table:style-name="ce26" table:formula="of:=MAX([.D8:.M8])" office:value-type="float" office:value="11.5385">
            <text:p>11.54</text:p>
          </table:table-cell>
          <table:table-cell table:style-name="ce26" table:formula="of:=AVERAGE([.D8:.M8])" office:value-type="float" office:value="10.884625">
            <text:p>10.88</text:p>
          </table:table-cell>
          <table:table-cell table:style-name="ce29" table:formula="of:=([.O8]-[.N8])/[.N8]" office:value-type="percentage" office:value="0.15385">
            <text:p>15%</text:p>
          </table:table-cell>
        </table:table-row>
        <table:table-row table:style-name="ro7">
          <table:table-cell/>
          <table:table-cell table:style-name="ce19" office:value-type="string">
            <text:p>ALSI12(FE)铝合金</text:p>
          </table:table-cell>
          <table:table-cell table:style-name="ce19" office:value-type="string">
            <text:p>新格</text:p>
          </table:table-cell>
          <table:table-cell table:style-name="ce22" table:number-columns-repeated="9"/>
          <table:table-cell table:style-name="ce23" office:value-type="float" office:value="12.735">
            <text:p><text:s/>12.74 </text:p>
          </table:table-cell>
          <table:table-cell table:style-name="ce26" table:formula="of:=MIN([.D9:.M9])" office:value-type="float" office:value="12.735">
            <text:p>12.74</text:p>
          </table:table-cell>
          <table:table-cell table:style-name="ce26" table:formula="of:=MAX([.D9:.M9])" office:value-type="float" office:value="12.735">
            <text:p>12.74</text:p>
          </table:table-cell>
          <table:table-cell table:style-name="ce26" table:formula="of:=AVERAGE([.D9:.M9])" office:value-type="float" office:value="12.735">
            <text:p>12.74</text:p>
          </table:table-cell>
          <table:table-cell table:style-name="ce27" table:formula="of:=([.O9]-[.N9])/[.N9]" office:value-type="percentage" office:value="0">
            <text:p>0%</text:p>
          </table:table-cell>
        </table:table-row>
        <table:table-row table:style-name="ro7">
          <table:table-cell/>
          <table:table-cell table:style-name="ce19" office:value-type="string">
            <text:p>ALSI12Cu(Fe)铝液</text:p>
          </table:table-cell>
          <table:table-cell table:style-name="ce19" office:value-type="string">
            <text:p>超群</text:p>
          </table:table-cell>
          <table:table-cell table:style-name="ce23" office:value-type="float" office:value="10.2111">
            <text:p><text:s/>10.21 </text:p>
          </table:table-cell>
          <table:table-cell table:style-name="ce23" office:value-type="float" office:value="10.706">
            <text:p><text:s/>10.71 </text:p>
          </table:table-cell>
          <table:table-cell table:style-name="ce23" office:value-type="float" office:value="10.7544">
            <text:p><text:s/>10.75 </text:p>
          </table:table-cell>
          <table:table-cell table:style-name="ce23" office:value-type="float" office:value="11.1397">
            <text:p><text:s/>11.14 </text:p>
          </table:table-cell>
          <table:table-cell table:style-name="ce23" office:value-type="float" office:value="11.4957">
            <text:p><text:s/>11.50 </text:p>
          </table:table-cell>
          <table:table-cell table:style-name="ce23" office:value-type="float" office:value="11.2002">
            <text:p><text:s/>11.20 </text:p>
          </table:table-cell>
          <table:table-cell table:style-name="ce23" office:value-type="float" office:value="11.0784">
            <text:p><text:s/>11.08 </text:p>
          </table:table-cell>
          <table:table-cell table:style-name="ce23" office:value-type="float" office:value="12.0814">
            <text:p><text:s/>12.08 </text:p>
          </table:table-cell>
          <table:table-cell table:number-columns-repeated="2" table:style-name="ce23" office:value-type="float" office:value="12.1009">
            <text:p><text:s/>12.10 </text:p>
          </table:table-cell>
          <table:table-cell table:style-name="ce26" table:formula="of:=MIN([.D10:.M10])" office:value-type="float" office:value="10.2111">
            <text:p>10.21</text:p>
          </table:table-cell>
          <table:table-cell table:style-name="ce26" table:formula="of:=MAX([.D10:.M10])" office:value-type="float" office:value="12.1009">
            <text:p>12.10</text:p>
          </table:table-cell>
          <table:table-cell table:style-name="ce26" table:formula="of:=AVERAGE([.D10:.M10])" office:value-type="float" office:value="11.28687">
            <text:p>11.29</text:p>
          </table:table-cell>
          <table:table-cell table:style-name="ce29" table:formula="of:=([.O10]-[.N10])/[.N10]" office:value-type="percentage" office:value="0.1850731067172">
            <text:p>19%</text:p>
          </table:table-cell>
        </table:table-row>
        <table:table-row table:style-name="ro7">
          <table:table-cell/>
          <table:table-cell table:style-name="ce19" office:value-type="string">
            <text:p>AM60B</text:p>
          </table:table-cell>
          <table:table-cell table:style-name="ce19" office:value-type="string">
            <text:p>云海</text:p>
          </table:table-cell>
          <table:table-cell table:style-name="ce22" table:number-columns-repeated="3"/>
          <table:table-cell table:style-name="ce23" office:value-type="float" office:value="14.1026">
            <text:p><text:s/>14.10 </text:p>
          </table:table-cell>
          <table:table-cell table:style-name="ce22" table:number-columns-repeated="6"/>
          <table:table-cell table:style-name="ce26" table:formula="of:=MIN([.D11:.M11])" office:value-type="float" office:value="14.1026">
            <text:p>14.10</text:p>
          </table:table-cell>
          <table:table-cell table:style-name="ce26" table:formula="of:=MAX([.D11:.M11])" office:value-type="float" office:value="14.1026">
            <text:p>14.10</text:p>
          </table:table-cell>
          <table:table-cell table:style-name="ce26" table:formula="of:=AVERAGE([.D11:.M11])" office:value-type="float" office:value="14.1026">
            <text:p>14.10</text:p>
          </table:table-cell>
          <table:table-cell table:style-name="ce27" table:formula="of:=([.O11]-[.N11])/[.N11]" office:value-type="percentage" office:value="0">
            <text:p>0%</text:p>
          </table:table-cell>
        </table:table-row>
        <table:table-row table:style-name="ro7">
          <table:table-cell/>
          <table:table-cell table:style-name="ce19" office:value-type="string">
            <text:p>AZ91D（镁合金）</text:p>
          </table:table-cell>
          <table:table-cell table:style-name="ce19" office:value-type="string">
            <text:p>云海</text:p>
          </table:table-cell>
          <table:table-cell table:style-name="ce22" table:number-columns-repeated="5"/>
          <table:table-cell table:style-name="ce23" office:value-type="float" office:value="13.2051">
            <text:p><text:s/>13.21 </text:p>
          </table:table-cell>
          <table:table-cell table:style-name="ce22" table:number-columns-repeated="4"/>
          <table:table-cell table:style-name="ce26" table:formula="of:=MIN([.D12:.M12])" office:value-type="float" office:value="13.2051">
            <text:p>13.21</text:p>
          </table:table-cell>
          <table:table-cell table:style-name="ce26" table:formula="of:=MAX([.D12:.M12])" office:value-type="float" office:value="13.2051">
            <text:p>13.21</text:p>
          </table:table-cell>
          <table:table-cell table:style-name="ce26" table:formula="of:=AVERAGE([.D12:.M12])" office:value-type="float" office:value="13.2051">
            <text:p>13.21</text:p>
          </table:table-cell>
          <table:table-cell table:style-name="ce27" table:formula="of:=([.O12]-[.N12])/[.N12]" office:value-type="percentage" office:value="0">
            <text:p>0%</text:p>
          </table:table-cell>
        </table:table-row>
        <table:table-row table:style-name="ro7">
          <table:table-cell/>
          <table:table-cell table:style-name="ce19" office:value-type="string">
            <text:p>AZ91D镁合金粒子680KG/托</text:p>
          </table:table-cell>
          <table:table-cell table:style-name="ce19" office:value-type="string">
            <text:p>云海</text:p>
          </table:table-cell>
          <table:table-cell table:style-name="ce22" table:number-columns-repeated="3"/>
          <table:table-cell table:style-name="ce23" office:value-type="float" office:value="15.1816">
            <text:p><text:s/>15.18 </text:p>
          </table:table-cell>
          <table:table-cell table:style-name="ce22" table:number-columns-repeated="6"/>
          <table:table-cell table:style-name="ce26" table:formula="of:=MIN([.D13:.M13])" office:value-type="float" office:value="15.1816">
            <text:p>15.18</text:p>
          </table:table-cell>
          <table:table-cell table:style-name="ce26" table:formula="of:=MAX([.D13:.M13])" office:value-type="float" office:value="15.1816">
            <text:p>15.18</text:p>
          </table:table-cell>
          <table:table-cell table:style-name="ce26" table:formula="of:=AVERAGE([.D13:.M13])" office:value-type="float" office:value="15.1816">
            <text:p>15.18</text:p>
          </table:table-cell>
          <table:table-cell table:style-name="ce27" table:formula="of:=([.O13]-[.N13])/[.N13]" office:value-type="percentage" office:value="0">
            <text:p>0%</text:p>
          </table:table-cell>
        </table:table-row>
        <table:table-row table:style-name="ro7">
          <table:table-cell/>
          <table:table-cell table:style-name="ce19" office:value-type="string">
            <text:p>Zinc#3（锌合金3#）（黄色标识）</text:p>
          </table:table-cell>
          <table:table-cell table:style-name="ce19" office:value-type="string">
            <text:p>金亿铝亿</text:p>
          </table:table-cell>
          <table:table-cell table:style-name="ce22" table:number-columns-repeated="7"/>
          <table:table-cell table:style-name="ce23" office:value-type="float" office:value="15.7179">
            <text:p><text:s/>15.72 </text:p>
          </table:table-cell>
          <table:table-cell table:style-name="ce22" table:number-columns-repeated="2"/>
          <table:table-cell table:style-name="ce26" table:formula="of:=MIN([.D14:.M14])" office:value-type="float" office:value="15.7179">
            <text:p>15.72</text:p>
          </table:table-cell>
          <table:table-cell table:style-name="ce26" table:formula="of:=MAX([.D14:.M14])" office:value-type="float" office:value="15.7179">
            <text:p>15.72</text:p>
          </table:table-cell>
          <table:table-cell table:style-name="ce26" table:formula="of:=AVERAGE([.D14:.M14])" office:value-type="float" office:value="15.7179">
            <text:p>15.72</text:p>
          </table:table-cell>
          <table:table-cell table:style-name="ce27" table:formula="of:=([.O14]-[.N14])/[.N14]" office:value-type="percentage" office:value="0">
            <text:p>0%</text:p>
          </table:table-cell>
        </table:table-row>
        <table:table-row table:style-name="ro7">
          <table:table-cell/>
          <table:table-cell table:style-name="ce19" office:value-type="string">
            <text:p>Zinc#5（锌合金5#）（蓝色标识）</text:p>
          </table:table-cell>
          <table:table-cell table:style-name="ce19" office:value-type="string">
            <text:p>群杰</text:p>
          </table:table-cell>
          <table:table-cell table:style-name="ce22" table:number-columns-repeated="4"/>
          <table:table-cell table:style-name="ce23" office:value-type="float" office:value="13.6496">
            <text:p><text:s/>13.65 </text:p>
          </table:table-cell>
          <table:table-cell table:style-name="ce22" table:number-columns-repeated="3"/>
          <table:table-cell table:style-name="ce23" office:value-type="float" office:value="16.4017">
            <text:p><text:s/>16.40 </text:p>
          </table:table-cell>
          <table:table-cell table:style-name="ce22"/>
          <table:table-cell table:style-name="ce26" table:formula="of:=MIN([.D15:.M15])" office:value-type="float" office:value="13.6496">
            <text:p>13.65</text:p>
          </table:table-cell>
          <table:table-cell table:style-name="ce26" table:formula="of:=MAX([.D15:.M15])" office:value-type="float" office:value="16.4017">
            <text:p>16.40</text:p>
          </table:table-cell>
          <table:table-cell table:style-name="ce26" table:formula="of:=AVERAGE([.D15:.M15])" office:value-type="float" office:value="15.02565">
            <text:p>15.03</text:p>
          </table:table-cell>
          <table:table-cell table:style-name="ce29" table:formula="of:=([.O15]-[.N15])/[.N15]" office:value-type="percentage" office:value="0.201624956042668">
            <text:p>20%</text:p>
          </table:table-cell>
        </table:table-row>
        <table:table-row table:style-name="ro7">
          <table:table-cell/>
          <table:table-cell table:style-name="ce19" office:value-type="string">
            <text:p>Zinc#5(锌合金5#）（宁波铝亿）</text:p>
          </table:table-cell>
          <table:table-cell table:style-name="ce19" office:value-type="string">
            <text:p>金亿铝亿</text:p>
          </table:table-cell>
          <table:table-cell table:style-name="ce22" table:number-columns-repeated="8"/>
          <table:table-cell table:style-name="ce23" office:value-type="float" office:value="16.5462">
            <text:p><text:s/>16.55 </text:p>
          </table:table-cell>
          <table:table-cell table:style-name="ce23" office:value-type="float" office:value="16.9402">
            <text:p><text:s/>16.94 </text:p>
          </table:table-cell>
          <table:table-cell table:style-name="ce26" table:formula="of:=MIN([.D16:.M16])" office:value-type="float" office:value="16.5462">
            <text:p>16.55</text:p>
          </table:table-cell>
          <table:table-cell table:style-name="ce26" table:formula="of:=MAX([.D16:.M16])" office:value-type="float" office:value="16.9402">
            <text:p>16.94</text:p>
          </table:table-cell>
          <table:table-cell table:style-name="ce26" table:formula="of:=AVERAGE([.D16:.M16])" office:value-type="float" office:value="16.7432">
            <text:p>16.74</text:p>
          </table:table-cell>
          <table:table-cell table:style-name="ce27" table:formula="of:=([.O16]-[.N16])/[.N16]" office:value-type="percentage" office:value="0.0238121139597008">
            <text:p>2%</text:p>
          </table:table-cell>
        </table:table-row>
        <table:table-row table:style-name="ro7">
          <table:table-cell/>
          <table:table-cell table:style-name="ce20"/>
          <table:table-cell table:style-name="ce19" office:value-type="string">
            <text:p>铝亿</text:p>
          </table:table-cell>
          <table:table-cell table:style-name="ce23" office:value-type="float" office:value="12.1357">
            <text:p><text:s/>12.14 </text:p>
          </table:table-cell>
          <table:table-cell table:style-name="ce23" office:value-type="float" office:value="12.6049">
            <text:p><text:s/>12.60 </text:p>
          </table:table-cell>
          <table:table-cell table:style-name="ce23" office:value-type="float" office:value="12.8547">
            <text:p><text:s/>12.85 </text:p>
          </table:table-cell>
          <table:table-cell table:style-name="ce22" table:number-columns-repeated="7"/>
          <table:table-cell table:style-name="ce26" table:formula="of:=MIN([.D17:.M17])" office:value-type="float" office:value="12.1357">
            <text:p>12.14</text:p>
          </table:table-cell>
          <table:table-cell table:style-name="ce26" table:formula="of:=MAX([.D17:.M17])" office:value-type="float" office:value="12.8547">
            <text:p>12.85</text:p>
          </table:table-cell>
          <table:table-cell table:style-name="ce26" table:formula="of:=AVERAGE([.D17:.M17])" office:value-type="float" office:value="12.5317666666667">
            <text:p>12.53</text:p>
          </table:table-cell>
          <table:table-cell table:style-name="ce28" table:formula="of:=([.O17]-[.N17])/[.N17]" office:value-type="percentage" office:value="0.0592466853992765">
            <text:p>6%</text:p>
          </table:table-cell>
        </table:table-row>
        <table:table-row table:style-name="ro7" table:number-rows-repeated="1048558">
          <table:table-cell table:number-columns-repeated="17"/>
        </table:table-row>
        <table:table-row table:style-name="ro7">
          <table:table-cell table:number-columns-repeated="17"/>
        </table:table-row>
      </table:table>
      <table:database-ranges>
        <table:database-range table:target-range-address="byMonth.A1:byMonth.G5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8000" number:language="zh" number:country="CN">
      <number:number number:min-integer-digits="1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￥</number:text>
      <number:number number:decimal-places="0" number:min-integer-digits="1" number:grouping="true"/>
      <number:text> </number:text>
    </number:number-style>
    <number:number-style style:name="N116P1" style:volatile="true">
      <number:text> ￥-</number:text>
      <number:number number:decimal-places="0" number:min-integer-digits="1" number:grouping="true"/>
      <number:text> </number:text>
    </number:number-style>
    <number:number-style style:name="N116P2" style:volatile="true">
      <number:text> ￥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 ￥</number:text>
      <number:number number:decimal-places="2" number:min-integer-digits="1" number:grouping="true"/>
      <number:text> </number:text>
    </number:number-style>
    <number:number-style style:name="N118P1" style:volatile="true">
      <number:text> ￥-</number:text>
      <number:number number:decimal-places="2" number:min-integer-digits="1" number:grouping="true"/>
      <number:text> </number:text>
    </number:number-style>
    <number:number-style style:name="N118P2" style:volatile="true">
      <number:text> ￥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year number:style="long"/>
      <number:text>-</number:text>
      <number:month number:style="long"/>
    </number:date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8115P0" style:volatile="true" number:language="zh" number:country="CN">
      <number:text>￥</number:text>
      <number:number number:decimal-places="0" number:min-integer-digits="1" number:grouping="true"/>
    </number:number-style>
    <number:number-style style:name="N8115" number:language="zh" number:country="CN">
      <number:text>￥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2" number:min-integer-digits="1" number:grouping="true"/>
    </number:number-style>
    <number:number-style style:name="N8117" number:language="zh" number:country="CN">
      <number:text>￥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zh" number:country="CN">
      <number:text>￥</number:text>
      <number:number number:decimal-places="2" number:min-integer-digits="1" number:grouping="true"/>
    </number:number-style>
    <number:number-style style:name="N8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18P0"/>
    </number:number-style>
    <number:date-style style:name="N8119" number:language="zh" number:country="CN">
      <number:year number:style="long"/>
      <number:text>-</number:text>
      <number:month/>
      <number:text>-</number:text>
      <number:day/>
    </number:date-style>
    <number:date-style style:name="N8120" number:language="zh" number:country="CN">
      <number:day/>
      <number:text>-</number:text>
      <number:month number:textual="true"/>
      <number:text>-</number:text>
      <number:year/>
    </number:date-style>
    <number:date-style style:name="N8121" number:language="zh" number:country="CN">
      <number:day/>
      <number:text>-</number:text>
      <number:month number:textual="true"/>
    </number:date-style>
    <number:date-style style:name="N8122" number:language="zh" number:country="CN">
      <number:month number:textual="true"/>
      <number:text>-</number:text>
      <number:year/>
    </number:date-style>
    <number:time-style style:name="N8123" number:language="zh" number:country="CN">
      <number:hours/>
      <number:text>:</number:text>
      <number:minutes number:style="long"/>
      <number:text> </number:text>
      <number:am-pm/>
    </number:time-style>
    <number:time-style style:name="N8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zh" number:country="CN">
      <number:hours/>
      <number:text>:</number:text>
      <number:minutes number:style="long"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8128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28P0"/>
    </number:currency-style>
    <number:currency-style style:name="N8129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1P0"/>
    </number:currency-style>
    <number:date-style style:name="N8132" number:language="zh" number:country="CN">
      <number:month/>
      <number:text>-</number:text>
      <number:day/>
      <number:text>-</number:text>
      <number:year/>
    </number:date-style>
    <number:time-style style:name="N8133" number:language="zh" number:country="CN">
      <number:hours/>
      <number:text>时</number:text>
      <number:minutes number:style="long"/>
      <number:text>分</number:text>
    </number:time-style>
    <number:time-style style:name="N8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5" number:language="zh" number:country="CN">
      <number:am-pm/>
      <number:hours/>
      <number:text>时</number:text>
      <number:minutes number:style="long"/>
      <number:text>分</number:text>
    </number:time-style>
    <number:time-style style:name="N8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37P0" style:volatile="true" number:language="zh" number:country="CN">
      <number:number number:decimal-places="0" number:min-integer-digits="1" number:grouping="true"/>
    </number:number-style>
    <number:number-style style:name="N8137" number:language="zh" number:country="CN"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CN">
      <number:number number:decimal-places="0" number:min-integer-digits="1" number:grouping="true"/>
    </number:number-style>
    <number:number-style style:name="N8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38P0"/>
    </number:number-style>
    <number:number-style style:name="N8139P0" style:volatile="true" number:language="zh" number:country="CN">
      <number:number number:decimal-places="2" number:min-integer-digits="1" number:grouping="true"/>
    </number:number-style>
    <number:number-style style:name="N8139" number:language="zh" number:country="CN"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CN">
      <number:number number:decimal-places="2" number:min-integer-digits="1" number:grouping="true"/>
    </number:number-style>
    <number:number-style style:name="N8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0P0"/>
    </number:number-style>
    <number:time-style style:name="N8141" number:language="zh" number:country="CN">
      <number:minutes number:style="long"/>
      <number:text>:</number:text>
      <number:seconds number:style="long"/>
    </number:time-style>
    <number:time-style style:name="N8142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zh" number:country="CN">
      <number:minutes number:style="long"/>
      <number:text>:</number:text>
      <number:seconds number:style="long" number:decimal-places="1"/>
    </number:time-style>
    <number:number-style style:name="N8144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微软雅黑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7"/>
    <style:style style:name="数据透视表边角" style:family="table-cell" style:parent-style-name="Default"/>
    <style:style style:name="数据透视表中的值" style:family="table-cell" style:parent-style-name="Default"/>
    <style:style style:name="数据透视表字段" style:family="table-cell" style:parent-style-name="Default"/>
    <style:style style:name="数据透视表分类" style:family="table-cell" style:parent-style-name="Default">
      <style:table-cell-properties style:text-align-source="fix" style:repeat-content="false"/>
      <style:paragraph-properties fo:text-align="start"/>
    </style:style>
    <style:style style:name="数据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数据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2016／11／10</text:date>, <text:time>16:10:4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byMonth" style:display-name="PageStyle_byMon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Material" style:display-name="PageStyle_byMate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6:10:44.66</dc:date>
    <dc:creator>Mark Chen</dc:creator>
    <meta:generator>OpenOffice/4.1.1$Win32 OpenOffice.org_project/411m6$Build-9775</meta:generator>
    <meta:printed-by>Mark Chen</meta:printed-by>
    <meta:print-date>2016-11-10T09:16:32.70</meta:print-date>
    <meta:editing-duration>PT7H37M8S</meta:editing-duration>
    <meta:editing-cycles>1</meta:editing-cycles>
    <meta:document-statistic meta:table-count="3" meta:cell-count="609" meta:object-count="0"/>
  </office:meta>
</office:document-meta>
</file>